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7708in"/>
    </style:style>
    <style:style style:name="Table1.B" style:family="table-column">
      <style:table-column-properties style:column-width="2.0104in"/>
    </style:style>
    <style:style style:name="Table1.C" style:family="table-column">
      <style:table-column-properties style:column-width="2.2813in"/>
    </style:style>
    <style:style style:name="Table1.D" style:family="table-column">
      <style:table-column-properties style:column-width="1.436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fo:font-weight="bold" style:font-weight-asian="bold"/>
    </style:style>
    <style:style style:name="P3" style:family="paragraph" style:parent-style-name="Standard">
      <style:text-properties fo:font-size="10pt" style:font-size-asian="10pt" style:font-size-complex="10pt"/>
    </style:style>
    <style:style style:name="P4" style:family="paragraph" style:parent-style-name="Standard">
      <style:text-properties fo:color="#222222" fo:font-size="10pt" style:font-size-asian="10pt" style:font-size-complex="10pt" fo:background-color="#ffffff"/>
    </style:style>
    <style:style style:name="P5" style:family="paragraph" style:parent-style-name="Standard">
      <style:text-properties fo:color="#660099" fo:font-size="12pt" style:text-underline-style="solid" style:text-underline-width="auto" style:text-underline-color="font-color" style:font-size-asian="12pt" style:font-size-complex="12pt" fo:background-color="#ffffff"/>
    </style:style>
    <style:style style:name="P6" style:family="paragraph" style:parent-style-name="Standard">
      <style:text-properties fo:color="#263238" style:font-name="Roboto" fo:font-size="10pt" style:text-underline-style="solid" style:text-underline-width="auto" style:text-underline-color="font-color" style:font-name-asian="Roboto1" style:font-size-asian="10pt" style:font-name-complex="Roboto1" style:font-size-complex="10pt" fo:background-color="#ffffff"/>
    </style:style>
    <style:style style:name="P7" style:family="paragraph" style:parent-style-name="Standard">
      <loext:graphic-properties draw:fill="solid" draw:fill-color="#ffffff"/>
      <style:paragraph-properties fo:line-height="150%" fo:background-color="#ffffff"/>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text-indent="0.5in" style:auto-text-indent="false"/>
    </style:style>
    <style:style style:name="P10" style:family="paragraph" style:parent-style-name="Standard">
      <loext:graphic-properties draw:fill="solid" draw:fill-color="#ffffff"/>
      <style:paragraph-properties fo:margin-top="0.2083in" fo:margin-bottom="0.111in" loext:contextual-spacing="false" fo:line-height="110%" fo:background-color="#ffffff"/>
    </style:style>
    <style:style style:name="P11" style:family="paragraph" style:parent-style-name="Standard" style:master-page-name="Standard">
      <style:paragraph-properties style:page-number="1"/>
    </style:style>
    <style:style style:name="P12" style:family="paragraph" style:parent-style-name="Heading_20_3">
      <loext:graphic-properties draw:fill="solid" draw:fill-color="#ffffff"/>
      <style:paragraph-properties fo:margin-top="0.2083in" fo:margin-bottom="0.111in" loext:contextual-spacing="false" fo:line-height="110%" fo:background-color="#ffffff"/>
    </style:style>
    <style:style style:name="P13" style:family="paragraph">
      <loext:graphic-properties draw:fill="solid" draw:fill-color="#a0a0a0"/>
      <style:paragraph-properties fo:text-align="center"/>
    </style:style>
    <style:style style:name="T1" style:family="text">
      <style:text-properties fo:color="#1155cc" fo:font-size="14pt" style:text-underline-style="solid" style:text-underline-width="auto" style:text-underline-color="font-color" fo:font-weight="bold" style:font-size-asian="14pt" style:font-weight-asian="bold" style:font-size-complex="14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fo:font-size="12pt" style:text-underline-style="solid" style:text-underline-width="auto" style:text-underline-color="font-color" fo:font-weight="bold" style:font-size-asian="12pt" style:font-weight-asian="bold" style:font-size-complex="12pt"/>
    </style:style>
    <style:style style:name="T4" style:family="text">
      <style:text-properties fo:color="#1155cc" fo:font-size="12pt" style:text-underline-style="solid" style:text-underline-width="auto" style:text-underline-color="font-color" fo:background-color="#f8f8f8" loext:char-shading-value="0" style:font-size-asian="12pt" style:font-size-complex="12pt"/>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fo:font-size="11.5pt" fo:background-color="#f8f8f8" loext:char-shading-value="0" style:font-size-asian="11.5pt" style:font-size-complex="11.5pt"/>
    </style:style>
    <style:style style:name="T8" style:family="text">
      <style:text-properties fo:color="#1155cc" fo:font-size="11.5pt" style:text-underline-style="solid" style:text-underline-width="auto" style:text-underline-color="font-color" style:font-size-asian="11.5pt" style:font-size-complex="11.5pt" fo:background-color="#ffffff"/>
    </style:style>
    <style:style style:name="T9" style:family="text">
      <style:text-properties fo:color="#1155cc" fo:font-size="11.5pt" style:font-size-asian="11.5pt" style:font-size-complex="11.5pt" fo:background-color="#ffffff"/>
    </style:style>
    <style:style style:name="T10" style:family="text">
      <style:text-properties fo:color="#1155cc" style:font-name="Roboto" fo:font-size="10pt" style:text-underline-style="solid" style:text-underline-width="auto" style:text-underline-color="font-color" style:font-name-asian="Roboto1" style:font-size-asian="10pt" style:font-name-complex="Roboto1" style:font-size-complex="10pt" fo:background-color="#ffffff"/>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color="#1155cc" fo:font-size="10pt" style:text-underline-style="solid" style:text-underline-width="auto" style:text-underline-color="font-color" style:font-size-asian="10pt" style:font-size-complex="10pt" fo:background-color="#ffffff"/>
    </style:style>
    <style:style style:name="T13" style:family="text">
      <style:text-properties fo:color="#1155cc" fo:font-size="10pt" style:text-underline-style="solid" style:text-underline-width="auto" style:text-underline-color="font-color" fo:font-weight="bold" style:font-size-asian="10pt" style:font-weight-asian="bold" style:font-size-complex="10pt" fo:background-color="#ffffff"/>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fo:font-weight="bold" style:font-weight-asian="bold"/>
    </style:style>
    <style:style style:name="T17" style:family="text">
      <style:text-properties fo:color="#1a73e8" style:font-name="Roboto" fo:font-size="10.5pt" style:text-underline-style="solid" style:text-underline-width="auto" style:text-underline-color="font-color" fo:font-weight="bold" fo:background-color="#f1f3f4" loext:char-shading-value="0" style:font-name-asian="Roboto1" style:font-size-asian="10.5pt" style:font-weight-asian="bold" style:font-name-complex="Roboto1" style:font-size-complex="10.5pt"/>
    </style:style>
    <style:style style:name="T18" style:family="text">
      <style:text-properties fo:color="#1a73e8" style:font-name="Roboto" fo:font-size="10.5pt" style:text-underline-style="solid" style:text-underline-width="auto" style:text-underline-color="font-color" fo:background-color="#f1f3f4" loext:char-shading-value="0" style:font-name-asian="Roboto1" style:font-size-asian="10.5pt" style:font-name-complex="Roboto1" style:font-size-complex="10.5pt"/>
    </style:style>
    <style:style style:name="T19" style:family="text">
      <style:text-properties fo:color="#3c4043" style:font-name="Roboto" fo:font-size="10.5pt" fo:font-weight="bold" fo:background-color="#f1f3f4" loext:char-shading-value="0" style:font-name-asian="Roboto1" style:font-size-asian="10.5pt" style:font-weight-asian="bold" style:font-name-complex="Roboto1" style:font-size-complex="10.5pt"/>
    </style:style>
    <style:style style:name="T20" style:family="text">
      <style:text-properties fo:color="#3c4043" style:font-name="Roboto" fo:font-size="10.5pt" fo:background-color="#f1f3f4" loext:char-shading-value="0" style:font-name-asian="Roboto1" style:font-size-asian="10.5pt" style:font-name-complex="Roboto1" style:font-size-complex="10.5pt"/>
    </style:style>
    <style:style style:name="T21" style:family="text">
      <style:text-properties fo:color="#3c4043" style:font-name="Roboto" fo:font-size="10.5pt" style:font-name-asian="Roboto1" style:font-size-asian="10.5pt" style:font-name-complex="Roboto1" style:font-size-complex="10.5pt"/>
    </style:style>
    <style:style style:name="T22" style:family="text">
      <style:text-properties fo:font-size="12pt" fo:font-weight="bold" style:font-size-asian="12pt" style:font-weight-asian="bold" style:font-size-complex="12pt"/>
    </style:style>
    <style:style style:name="T23" style:family="text">
      <style:text-properties fo:font-size="12pt" style:font-size-asian="12pt" style:font-size-complex="12pt"/>
    </style:style>
    <style:style style:name="T24" style:family="text">
      <style:text-properties fo:color="#1d1c1d" fo:font-size="12pt" fo:background-color="#f8f8f8" loext:char-shading-value="0" style:font-size-asian="12pt" style:font-size-complex="12pt"/>
    </style:style>
    <style:style style:name="T25" style:family="text">
      <style:text-properties fo:color="#263238" style:font-name="Roboto" fo:font-size="10pt" style:text-underline-style="solid" style:text-underline-width="auto" style:text-underline-color="font-color" style:font-name-asian="Roboto1" style:font-size-asian="10pt" style:font-name-complex="Roboto1" style:font-size-complex="10pt" fo:background-color="#ffffff"/>
    </style:style>
    <style:style style:name="T26" style:family="text">
      <style:text-properties fo:font-size="10pt" style:font-size-asian="10pt" style:font-size-complex="10pt"/>
    </style:style>
    <style:style style:name="T27" style:family="text">
      <style:text-properties fo:color="#660099" fo:font-size="12pt" style:text-underline-style="solid" style:text-underline-width="auto" style:text-underline-color="font-color" style:font-size-asian="12pt" style:font-size-complex="12pt" fo:background-color="#ffffff"/>
    </style:style>
    <style:style style:name="T28" style:family="text">
      <style:text-properties fo:color="#222222" fo:font-size="10pt" style:font-size-asian="10pt" style:font-size-complex="10pt" fo:background-color="#ffffff"/>
    </style:style>
    <style:style style:name="T29" style:family="text">
      <style:text-properties fo:color="#222222" fo:font-size="10pt" fo:font-style="italic" style:font-size-asian="10pt" style:font-style-asian="italic" style:font-size-complex="10pt" fo:background-color="#ffffff"/>
    </style:style>
    <style:style style:name="T30" style:family="text">
      <style:text-properties fo:color="#222222" fo:font-size="10pt" fo:font-weight="bold" style:font-size-asian="10pt" style:font-weight-asian="bold" style:font-size-complex="10pt" fo:background-color="#ffffff"/>
    </style:style>
    <style:style style:name="T31" style:family="text">
      <style:text-properties fo:color="#000000" fo:font-style="italic" fo:font-weight="bold" style:font-style-asian="italic" style:font-weight-asian="bold"/>
    </style:style>
    <style:style style:name="T32" style:family="text">
      <style:text-properties fo:color="#000000" fo:font-weight="bold"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a xlink:type="simple" xlink:href="https://docs.google.com/document/d/1eHxrLYdc5WyRO14HVkr1U5I3_5uiNxcWX-gUAvhxLx4/edit?usp=sharing" text:style-name="ListLabel_20_1" text:visited-style-name="ListLabel_20_1"><text:span text:style-name="T1">Team</text:span></text:a><text:span text:style-name="T14"> <text:s text:c="2"/></text:span><text:a xlink:type="simple" xlink:href="https://docs.google.com/spreadsheets/d/1QTe-7QzHUku4VTejZW8pFmjvVyO4ChHsKoQHxm3hL4Y/edit#gid=0" text:style-name="ListLabel_20_1" text:visited-style-name="ListLabel_20_1"><text:span text:style-name="T1">Task</text:span></text:a> <text:s text:c="3"/><text:a xlink:type="simple" xlink:href="https://docs.google.com/document/d/1eHxrLYdc5WyRO14HVkr1U5I3_5uiNxcWX-gUAvhxLx4/edit?usp=sharing" text:style-name="ListLabel_20_1" text:visited-style-name="ListLabel_20_1"><text:span text:style-name="T1">BeliefPropTeam</text:span></text:a><text:a xlink:type="simple" xlink:href="https://docs.google.com/spreadsheets/d/1QTe-7QzHUku4VTejZW8pFmjvVyO4ChHsKoQHxm3hL4Y/edit#gid=0" text:style-name="ListLabel_20_1" text:visited-style-name="ListLabel_20_1"><text:span text:style-name="T1">s</text:span></text:a><text:span text:style-name="T15"> <text:s text:c="2"/></text:span><text:a xlink:type="simple" xlink:href="#_a1hqwavrcdw5" text:style-name="ListLabel_20_1" text:visited-style-name="ListLabel_20_1"><text:span text:style-name="T1">Models</text:span></text:a><text:span text:style-name="T15"> <text:s text:c="3"/></text:span><text:a xlink:type="simple" xlink:href="#_wxov884vfbh" text:style-name="ListLabel_20_1" text:visited-style-name="ListLabel_20_1"><text:span text:style-name="T1">References</text:span></text:a> <text:s text:c="6"/><text:a xlink:type="simple" xlink:href="#_ydolg3gbjzbh" text:style-name="ListLabel_20_1" text:visited-style-name="ListLabel_20_1"><text:span text:style-name="T1">Presentations</text:span></text:a><text:span text:style-name="T15"> <text:s text:c="2"/></text:span><text:a xlink:type="simple" xlink:href="#_e9l2321w0nnz" text:style-name="ListLabel_20_1" text:visited-style-name="ListLabel_20_1"><text:span text:style-name="T1">Code</text:span></text:a><text:span text:style-name="T15"> <text:s text:c="3"/></text:span><text:a xlink:type="simple" xlink:href="https://sites.google.com/site/irinarish/milacovidtracingapp" text:style-name="ListLabel_20_1" text:visited-style-name="ListLabel_20_1"><text:span text:style-name="T1">ProjectWebPage</text:span></text:a><text:span text:style-name="T16"> <text:s text:c="6"/></text:span><text:a xlink:type="simple" xlink:href="#_vko7utw56yzh" text:style-name="ListLabel_20_1" text:visited-style-name="ListLabel_20_1"><text:span text:style-name="T1">Meeting-Notes </text:span></text:a><text:span text:style-name="T15"><text:s text:c="3"/></text:span><text:a xlink:type="simple" xlink:href="#_cj3vn0iypigw" text:style-name="ListLabel_20_1" text:visited-style-name="ListLabel_20_1"><text:span text:style-name="T1">RelatedProjects</text:span></text:a><draw:rect text:anchor-type="as-char" style:rel-width="100%" draw:z-index="0" draw:style-name="gr1" draw:text-style-name="P13" svg:width="0.0012in" svg:height="0.0213in"><text:p/></draw:rect></text:p>
      <text:p text:style-name="Heading_20_2"><text:bookmark text:name="_vko7utw56yzh"/><text:span text:style-name="T16">Meeting Notes</text:span></text:p>
      <text:p text:style-name="Heading_20_2"><text:bookmark text:name="_scroxqgq187g"/><text:a xlink:type="simple" xlink:href="https://docs.google.com/document/d/1Z98CCsbd4L8RPYzO90E2m0hJI79AqTuUIKCggs0ckoI/edit#" text:style-name="ListLabel_20_2" text:visited-style-name="ListLabel_20_2"><text:span text:style-name="T2">Previous ML team Daily 11am Update Meeting Notes</text:span></tex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when</text:p>
          </table:table-cell>
          <table:table-cell table:style-name="Table1.A1" office:value-type="string">
            <text:p text:style-name="P8">agenda/meeting notes link</text:p>
          </table:table-cell>
          <table:table-cell table:style-name="Table1.A1" office:value-type="string">
            <text:p text:style-name="P8">materials</text:p>
          </table:table-cell>
          <table:table-cell table:style-name="Table1.A1" office:value-type="string">
            <text:p text:style-name="P8">Action items</text:p>
          </table:table-cell>
        </table:table-row>
        <table:table-row table:style-name="Table1.1">
          <table:table-cell table:style-name="Table1.A1" office:value-type="string">
            <text:p text:style-name="P8">4/10 9am</text:p>
          </table:table-cell>
          <table:table-cell table:style-name="Table1.A1" office:value-type="string">
            <text:p text:style-name="P1"><text:a xlink:type="simple" xlink:href="https://docs.google.com/document/d/1jnrqhumUsG2dNuBjMfaol8XWoXx6GxqxfgUMkHi587o/edit?usp=sharing" text:style-name="ListLabel_20_3" text:visited-style-name="ListLabel_20_3"><text:span text:style-name="T5">Cross-Team meeting</text:span></text:a>: ML team to clarify privacy and communication (BLE/GPS) constraints on the inference algorithms</text:p>
          </table:table-cell>
          <table:table-cell table:style-name="Table1.A1" office:value-type="string">
            <text:p text:style-name="P1"><text:a xlink:type="simple" xlink:href="https://docs.google.com/presentation/d/16XG1TIOzF8MTtUcVo02BNqu5DgTaE8eOP9YEWYYYgHM/edit" text:style-name="ListLabel_20_4" text:visited-style-name="ListLabel_20_4"><text:span text:style-name="T6">Covid-19 App Approaches and Limitations</text:span></text:a><text:span text:style-name="T16"> (Irina &amp; Eilif)</text:span></text:p>
            <text:p text:style-name="P2"/>
            <text:p text:style-name="P1"><text:a xlink:type="simple" xlink:href="https://docs.google.com/document/d/1ekxlv3q1lH4nv-wfDD9Gg_IqwMQC7K1cZdsRZxXgJRY/edit#heading=h.ocrdbto3a37n" text:style-name="ListLabel_20_5" text:visited-style-name="ListLabel_20_5"><text:span text:style-name="T17">Cross-team Reference Doc</text:span></text:a><text:span text:style-name="T19"> </text:span></text:p>
          </table:table-cell>
          <table:table-cell table:style-name="Table1.A1" office:value-type="string">
            <text:p text:style-name="P8"/>
          </table:table-cell>
        </table:table-row>
        <table:table-row table:style-name="Table1.1">
          <table:table-cell table:style-name="Table1.A1" office:value-type="string">
            <text:p text:style-name="P8">4/13 9am</text:p>
          </table:table-cell>
          <table:table-cell table:style-name="Table1.A1" office:value-type="string">
            <text:p text:style-name="P1"/>
          </table:table-cell>
          <table:table-cell table:style-name="Table1.A1" office:value-type="string">
            <text:p text:style-name="P1"><text:a xlink:type="simple" xlink:href="https://docs.google.com/presentation/d/1N_rAyqaqx-rRl2QXHJhQLJF-stHRWAsDJwyp88Ja2Uk/edit#slide=id.g735453e675_0_758" text:style-name="ListLabel_20_4" text:visited-style-name="ListLabel_20_4"><text:span text:style-name="T6">Naive Contact Tracing</text:span></text:a><text:span text:style-name="T16"> (Tristan)</text:span></text:p>
          </table:table-cell>
          <table:table-cell table:style-name="Table1.A1" office:value-type="string">
            <text:p text:style-name="P8"/>
          </table:table-cell>
        </table:table-row>
        <table:table-row table:style-name="Table1.1">
          <table:table-cell table:style-name="Table1.A1" office:value-type="string">
            <text:p text:style-name="P8">4/13 2pm</text:p>
          </table:table-cell>
          <table:table-cell table:style-name="Table1.A1" office:value-type="string">
            <text:p text:style-name="P8">Converge on variables that must be logged on the app for ML models</text:p>
          </table:table-cell>
          <table:table-cell table:style-name="Table1.A1" office:value-type="string">
            <text:p text:style-name="P1"><text:a xlink:type="simple" xlink:href="https://docs.google.com/spreadsheets/d/1yrwVvC31D8QnM6Dg0Q4pfQCz2RYoSRXw-_fiTkXrVWw/edit?pli=1#gid=0" text:style-name="ListLabel_20_3" text:visited-style-name="ListLabel_20_3"><text:span text:style-name="T5">Symptoms spreadsheet</text:span></text:a> <text:s text:c="2"/>and <text:a xlink:type="simple" xlink:href="https://docs.google.com/presentation/d/1dsNeyCGzwrcpDMatDsrmFq5YyX8M4KjvOa1uYPzFlTM/edit#slide=id.p" text:style-name="ListLabel_20_3" text:visited-style-name="ListLabel_20_3"><text:span text:style-name="T5">presentation</text:span></text:a></text:p>
          </table:table-cell>
          <table:table-cell table:style-name="Table1.A1" office:value-type="string">
            <text:p text:style-name="P8"/>
          </table:table-cell>
        </table:table-row>
      </table:table>
      <text:p text:style-name="P1"/>
      <text:p text:style-name="Heading_20_2"><text:bookmark text:name="_cj3vn0iypigw"/><text:span text:style-name="T16">Related Projects: </text:span></text:p>
      <text:p text:style-name="P1"><text:a xlink:type="simple" xlink:href="https://docs.google.com/document/d/1ekxlv3q1lH4nv-wfDD9Gg_IqwMQC7K1cZdsRZxXgJRY/edit#heading=h.ocrdbto3a37n" text:style-name="ListLabel_20_6" text:visited-style-name="ListLabel_20_6"><text:span text:style-name="T18">Cross-team Reference Doc</text:span></text:a><text:span text:style-name="T20"> : <text:s/>created yesterday to <text:s/>"function as a ground truth/FAQ from which different teams can operate. It will ensure that conflicting goals and limitations of various aspects do not interfere beyond what is intrinsically necessary, and hopefully will facilitate resolution when new sources of conflict arise. " <text:s/></text:span></text:p>
      <text:p text:style-name="P2"/>
      <text:p text:style-name="P1"><text:span text:style-name="T16">Privacy:</text:span> <text:s/><text:a xlink:type="simple" xlink:href="https://docs.google.com/document/d/15gO3-wCkCgBrJsBfDwoLPCkFdmgAinSK2BJQwbAFM6Y/edit#heading=h.3j9q1zgkde2l" text:style-name="ListLabel_20_7" text:visited-style-name="ListLabel_20_7"><text:span text:style-name="T3">MILA Contact Tracing App Protocol Design Specification (2020-Apr-03)</text:span></text:a></text:p>
      <text:p text:style-name="P1"><text:span text:style-name="T22">Front-end: </text:span><text:a xlink:type="simple" xlink:href="https://docs.google.com/presentation/d/1CcyDaOCnYJI170YsFHDLfq03qpy5jfpdOCAPsxfcQL8/edit#slide=id.g722e84a44b_0_34" text:style-name="ListLabel_20_4" text:visited-style-name="ListLabel_20_4"><text:span text:style-name="T6">App Design Mockup</text:span></text:a></text:p>
      <text:p text:style-name="Standard"><text:span text:style-name="T16">ML-simulations</text:span>: <text:a xlink:type="simple" xlink:href="https://docs.google.com/document/d/1jn8dOXgmVRX62Ux-jBSuReayATrzrd5XZS2LJuQ2hLs/edit?ts=5e8396e8#" text:style-name="ListLabel_20_4" text:visited-style-name="ListLabel_20_4"><text:span text:style-name="T6">Simulation Team Working Document</text:span></text:a> <text:s/>and <text:a xlink:type="simple" xlink:href="https://github.com/pg2455/covid_p2p_simulation/blob/7c23bcd200bcf5c86d582838267421550b765934/simulator.py#L303" text:style-name="ListLabel_20_4" text:visited-style-name="ListLabel_20_4"><text:span text:style-name="T6">Code</text:span></text:a></text:p>
      <text:p text:style-name="Heading_20_2"><text:bookmark text:name="_e9l2321w0nnz"/><text:span text:style-name="T16">Code</text:span></text:p>
      <text:p text:style-name="Standard"><text:a xlink:type="simple" xlink:href="https://github.com/nasimrahaman/covid_p2p_simulation/blob/b0163e5/simulator.py#L280-L305" text:style-name="ListLabel_20_2" text:visited-style-name="ListLabel_20_2"><text:span text:style-name="T2">Nasim</text:span></text:a><text:span text:style-name="T23"> <text:s/>TLDR:</text:span></text:p>
      <text:p text:style-name="Standard"><text:a xlink:type="simple" xlink:href="https://github.com/remilepriol/covid-19-model/blob/master/minimal.py" text:style-name="ListLabel_20_2" text:visited-style-name="ListLabel_20_2"><text:span text:style-name="T2">Remi</text:span></text:a><text:span text:style-name="T23">: TLDR</text:span></text:p>
      <text:p text:style-name="Standard"><text:a xlink:type="simple" xlink:href="https://github.com/eilifmtl/covid19_p2p_risk_estimation/blob/master/case_comparisons_mf_mc.ipynb" text:style-name="ListLabel_20_2" text:visited-style-name="ListLabel_20_2"><text:span text:style-name="T2">Eilif</text:span></text:a><text:span text:style-name="T24"> <text:s text:c="2"/></text:span><text:a xlink:type="simple" xlink:href="https://github.com/eilifmtl/covid19_p2p_risk_estimation/blob/master/mean_field_agent.py" text:style-name="ListLabel_20_8" text:visited-style-name="ListLabel_20_8"><text:span text:style-name="T4">The mean-field equations are here</text:span></text:a></text:p>
      <text:p text:style-name="Standard"><text:a xlink:type="simple" xlink:href="https://github.com/yongzx/sir_inference/blob/equations_update_after_test/Test_Inference_Test_Result_Updates.ipynb" text:style-name="ListLabel_20_2" text:visited-style-name="ListLabel_20_2"><text:span text:style-name="T2">Yong</text:span></text:a><text:span text:style-name="T23">: TLDR: </text:span></text:p>
      <text:p text:style-name="Standard"><text:a xlink:type="simple" xlink:href="https://github.com/tristandeleu/covid19_p2p_risk_estimation/blob/master/mean_field_simulated_data.ipynb" text:style-name="ListLabel_20_2" text:visited-style-name="ListLabel_20_2"><text:span text:style-name="T2">Tristan</text:span></text:a><text:span text:style-name="T23">: TLDR: Simple contact tracing works fine on simulated data</text:span></text:p>
      <text:p text:style-name="Standard"><text:soft-page-break/><text:a xlink:type="simple" xlink:href="https://github.com/sumukhaithal6/loopybeliefprop/blob/master/Factor%20Graphs%20Loopy%20BP.ipynb" text:style-name="ListLabel_20_2" text:visited-style-name="ListLabel_20_2"><text:span text:style-name="T2">Sumukh</text:span></text:a><text:span text:style-name="T23"> : Pomegranate quick start : Factor Graphs</text:span></text:p>
      <text:p text:style-name="Standard"><text:span text:style-name="T23">Paris team (Lenka) implementation: </text:span><text:a xlink:type="simple" xlink:href="https://github.com/sphinxteam/sir_inference/" text:style-name="ListLabel_20_9" text:visited-style-name="ListLabel_20_9"><text:span text:style-name="T7">https://github.com/sphinxteam/sir_inference/</text:span></text:a></text:p>
      <text:p text:style-name="Standard"><text:a xlink:type="simple" xlink:href="https://github.com/babaki3/covid-19-model/tree/master/Paris_SIR_Model" text:style-name="ListLabel_20_2" text:visited-style-name="ListLabel_20_2"><text:span text:style-name="T2">Kunal: Paris SIR Model on simulated data (w/o mu)</text:span></text:a></text:p>
      <text:p text:style-name="Standard"><text:span text:style-name="T23">SandPiper: </text:span><text:a xlink:type="simple" xlink:href="https://github.com/HewlettPackard/sandpiper" text:style-name="ListLabel_20_10" text:visited-style-name="ListLabel_20_10"><text:span text:style-name="T10">https://github.com/HewlettPackard/sandpiper</text:span></text:a></text:p>
      <text:p text:style-name="Standard"><text:a xlink:type="simple" xlink:href="https://github.com/HewlettPackard/sandpiper" text:style-name="ListLabel_20_10" text:visited-style-name="ListLabel_20_10"><text:span text:style-name="T10">paper on ieee: </text:span></text:a><text:a xlink:type="simple" xlink:href="https://ieeexplore.ieee.org/abstract/document/8257949" text:style-name="ListLabel_20_10" text:visited-style-name="ListLabel_20_10"><text:span text:style-name="T10">https://ieeexplore.ieee.org/abstract/document/8257949</text:span></text:a></text:p>
      <text:p text:style-name="Standard"><text:span text:style-name="T16">ML-simulations</text:span>: <text:a xlink:type="simple" xlink:href="https://docs.google.com/document/d/1jn8dOXgmVRX62Ux-jBSuReayATrzrd5XZS2LJuQ2hLs/edit?ts=5e8396e8#" text:style-name="ListLabel_20_4" text:visited-style-name="ListLabel_20_4"><text:span text:style-name="T6">Simulation Team Working Document</text:span></text:a> <text:s/>and <text:a xlink:type="simple" xlink:href="https://github.com/pg2455/covid_p2p_simulation/blob/7c23bcd200bcf5c86d582838267421550b765934/simulator.py#L303" text:style-name="ListLabel_20_4" text:visited-style-name="ListLabel_20_4"><text:span text:style-name="T6">Code</text:span></text:a></text:p>
      <text:p text:style-name="Heading_20_2"><text:bookmark text:name="_a1hqwavrcdw5"/><text:span text:style-name="T16">Models </text:span></text:p>
      <text:p text:style-name="Standard"><text:span text:style-name="T21">4/12 </text:span><text:a xlink:type="simple" xlink:href="https://www.overleaf.com/1714615741pyxbzvtqkskt" text:style-name="ListLabel_20_3" text:visited-style-name="ListLabel_20_3"><text:span text:style-name="T5">Variational decoupling of inference and generative models</text:span></text:a> (overleaf/Yoshua Bengio)</text:p>
      <text:p text:style-name="Standard"><text:tab/><text:span text:style-name="T26">(</text:span><text:a xlink:type="simple" xlink:href="https://chrisorm.github.io/VAE-pyt.html" text:style-name="ListLabel_20_11" text:visited-style-name="ListLabel_20_11"><text:span text:style-name="T11">https://chrisorm.github.io/VAE-pyt.html</text:span></text:a><text:span text:style-name="T26"> simple tutorial on VAEs)</text:span></text:p>
      <text:p text:style-name="Standard"><text:span text:style-name="T26"><text:tab/>(</text:span><text:a xlink:type="simple" xlink:href="https://chrisorm.github.io/VI-Why.html" text:style-name="ListLabel_20_11" text:visited-style-name="ListLabel_20_11"><text:span text:style-name="T11">https://chrisorm.github.io/VI-Why.html</text:span></text:a><text:span text:style-name="T26"> variational inference)</text:span></text:p>
      <text:p text:style-name="Standard"><text:span text:style-name="T26"><text:tab/>(</text:span><text:a xlink:type="simple" xlink:href="https://chrisorm.github.io/VI-to-VAE.html" text:style-name="ListLabel_20_11" text:visited-style-name="ListLabel_20_11"><text:span text:style-name="T11">https://chrisorm.github.io/VI-to-VAE.html</text:span></text:a><text:span text:style-name="T26"> from VI to VAEs)</text:span></text:p>
      <text:p text:style-name="Standard"><text:span text:style-name="T26"><text:tab/>(</text:span><text:a xlink:type="simple" xlink:href="https://arxiv.org/abs/1606.05908" text:style-name="ListLabel_20_11" text:visited-style-name="ListLabel_20_11"><text:span text:style-name="T11">https://arxiv.org/abs/1606.05908</text:span></text:a><text:span text:style-name="T26"> longer tutorial with preliminaries)</text:span></text:p>
      <text:p text:style-name="P9"><text:span text:style-name="T26">(</text:span><text:a xlink:type="simple" xlink:href="https://arxiv.org/pdf/1906.02691.pdf" text:style-name="ListLabel_20_11" text:visited-style-name="ListLabel_20_11"><text:span text:style-name="T11">https://arxiv.org/pdf/1906.02691.pdf</text:span></text:a><text:span text:style-name="T26"> - Foundations and Trends in ML)</text:span></text:p>
      <text:p text:style-name="P3"/>
      <text:p text:style-name="Standard"><text:a xlink:type="simple" xlink:href="https://www.overleaf.com/project/5e8a2fdc6d7ffa0001b650e8" text:style-name="ListLabel_20_3" text:visited-style-name="ListLabel_20_3"><text:span text:style-name="T5">Paris SIR mean field model</text:span></text:a> (Lenka Zdebrova) <text:s text:c="2"/>(<text:a xlink:type="simple" xlink:href="https://www.dropbox.com/s/a37bac4944h2y29/SIR_Mean_Field_Equations.pdf?dl=0" text:style-name="ListLabel_20_3" text:visited-style-name="ListLabel_20_3"><text:span text:style-name="T5">pdf - not everyone can access overleaf</text:span></text:a>)</text:p>
      <text:p text:style-name="Standard"><text:a xlink:type="simple" xlink:href="https://www.overleaf.com/project/5e8f6a57fa483000013c2bb1" text:style-name="ListLabel_20_3" text:visited-style-name="ListLabel_20_3"><text:span text:style-name="T5">De-anonymization using quantized risk and user ids</text:span></text:a> (Martin)</text:p>
      <text:p text:style-name="Standard"><text:a xlink:type="simple" xlink:href="https://www.overleaf.com/project/5e8a3ae135e5c90001e6ab7a" text:style-name="ListLabel_20_3" text:visited-style-name="ListLabel_20_3"><text:span text:style-name="T5">Graph NN</text:span></text:a> (Overleaf/Jian Tang, Meng Qu) <text:a xlink:type="simple" xlink:href="https://drive.google.com/open?id=1Esj144sm4gDlNtqq5ZC5mzTdlqfPBDAh" text:style-name="ListLabel_20_3" text:visited-style-name="ListLabel_20_3"><text:span text:style-name="T5">Slides</text:span></text:a></text:p>
      <text:p text:style-name="Standard"><text:a xlink:type="simple" xlink:href="https://docs.google.com/presentation/d/19BNXOpTHU9EbmVBxR_wM1QcNLkEJ3LgSXm85BBDxI_w/edit?usp=sharing" text:style-name="ListLabel_20_3" text:visited-style-name="ListLabel_20_3"><text:span text:style-name="T5">Belief Propagation on Factor Graph</text:span></text:a> (ppt/Tristan, Behrouz, Irina and the team)</text:p>
      <text:p text:style-name="Standard"><text:a xlink:type="simple" xlink:href="https://docs.google.com/presentation/d/1Xj9z-3grBPe9u_xneTBISKH2NHo2yNTzQe8sAjPyY3Q/edit?usp=sharing" text:style-name="ListLabel_20_3" text:visited-style-name="ListLabel_20_3"><text:span text:style-name="T5">Asynchronous Distributed Belief Prop</text:span></text:a> (Irina)</text:p>
      <text:p text:style-name="Standard"><text:a xlink:type="simple" xlink:href="https://docs.google.com/document/d/1lLLvGEaCN9UDd_gK0MPmcekFv7jpKT0c7-CKPYiJd6Y/edit#" text:style-name="ListLabel_20_3" text:visited-style-name="ListLabel_20_3"><text:span text:style-name="T5">Features and Pseudocode: Meeting Notes</text:span></text:a> (all)</text:p>
      <text:p text:style-name="Standard"><text:a xlink:type="simple" xlink:href="https://www.overleaf.com/7525684514zdgxzqgwpbxy" text:style-name="ListLabel_20_12" text:visited-style-name="ListLabel_20_12"><text:span text:style-name="T8">Model for the 2009 H1N1 pandemic</text:span></text:a><text:span text:style-name="T27"> <text:s/>(Tristan)</text:span></text:p>
      <text:p text:style-name="Standard"><text:soft-page-break/></text:p>
      <text:p text:style-name="Standard"><text:a xlink:type="simple" xlink:href="https://www.overleaf.com/project/5e7b901c5c96690001cc0ba1" text:style-name="ListLabel_20_3" text:visited-style-name="ListLabel_20_3"><text:span text:style-name="T5">Estimation of Infection Risk for COVID-19</text:span></text:a> <text:s/>(deprecated overleaf/Yoshua Bengio) <text:s/><text:a xlink:type="simple" xlink:href="https://drive.google.com/file/d/1j8QqOUA6ludYRH0DIJce1CZTGI3Po1VU/view" text:style-name="ListLabel_20_3" text:visited-style-name="ListLabel_20_3"><text:span text:style-name="T5">PDF-version </text:span></text:a></text:p>
      <text:p text:style-name="Heading_20_2"><text:bookmark text:name="_ydolg3gbjzbh"/><text:span text:style-name="T16">Presentations</text:span></text:p>
      <text:p text:style-name="Standard">Apr 10 - <text:a xlink:type="simple" xlink:href="https://docs.google.com/presentation/d/16XG1TIOzF8MTtUcVo02BNqu5DgTaE8eOP9YEWYYYgHM/edit" text:style-name="ListLabel_20_4" text:visited-style-name="ListLabel_20_4"><text:span text:style-name="T6">Covid-19 App Approaches and Limitations</text:span></text:a><text:span text:style-name="T16"> (Irina &amp; Eilif)</text:span></text:p>
      <text:p text:style-name="Heading_20_2"><text:bookmark text:name="_wxov884vfbh"/><text:span text:style-name="T16">References</text:span></text:p>
      <text:p text:style-name="Standard">Ferretti, L., Wymant, C., Kendall, M., Zhao, L., Nurtay, A., Bonsall, D.G. and Fraser, C., <text:a xlink:type="simple" xlink:href="https://www.medrxiv.org/content/10.1101/2020.03.08.20032946v2" text:style-name="ListLabel_20_3" text:visited-style-name="ListLabel_20_3"><text:span text:style-name="T5">Quantifying dynamics of SARS-CoV-2 transmission suggests that epidemic control and avoidance is feasible through instantaneous digital contact tracing</text:span></text:a>. medRxiv. 2020.</text:p>
      <text:p text:style-name="Standard"/>
      <text:p text:style-name="Standard"><text:span text:style-name="T28">Sandhu, R., Sood, S.K. and Kaur, G., 2016. </text:span><text:a xlink:type="simple" xlink:href="https://www.ncbi.nlm.nih.gov/pmc/articles/PMC7089482/" text:style-name="ListLabel_20_13" text:visited-style-name="ListLabel_20_13"><text:span text:style-name="T12">An intelligent system for predicting and preventing MERS-CoV infection outbreak</text:span></text:a><text:span text:style-name="T28">. </text:span><text:span text:style-name="T29">The Journal of Supercomputing</text:span><text:span text:style-name="T28">, </text:span><text:span text:style-name="T29">72</text:span><text:span text:style-name="T28">(8), pp.3033-3056.</text:span></text:p>
      <text:p text:style-name="Heading_20_4"><text:bookmark text:name="_f57jqbeqd1mq"/><text:span text:style-name="T31">Asynchronous Distributed</text:span><text:span text:style-name="T32"> Belief Propagation and Related Algorithms</text:span><text:span text:style-name="T28">.</text:span></text:p>
      <text:p text:style-name="Standard"><text:span text:style-name="T26">[ADBP1] <text:s/>Crick, C. and Pfeffer, A. </text:span><text:a xlink:type="simple" xlink:href="https://arxiv.org/abs/1212.2465" text:style-name="ListLabel_20_11" text:visited-style-name="ListLabel_20_11"><text:span text:style-name="T11">Loopy belief propagation as a basis for communication in sensor networks</text:span></text:a><text:span text:style-name="T26">. Proc of UAI 2003.</text:span></text:p>
      <text:p text:style-name="Standard"><text:span text:style-name="T26">[ADBP2] <text:s/>Pfeffer, A. and Tai, T. </text:span><text:a xlink:type="simple" xlink:href="https://arxiv.org/ftp/arxiv/papers/1207/1207.1398.pdf" text:style-name="ListLabel_20_11" text:visited-style-name="ListLabel_20_11"><text:span text:style-name="T11">Asynchronous dynamic Bayesian networks</text:span></text:a><text:span text:style-name="T26">. Proc of UAI 2005. </text:span></text:p>
      <text:p text:style-name="Standard"><text:span text:style-name="T26">[ADBP3] <text:s/>Funiak, S., Guestrin, C., Sukthankar, R. and Paskin, M.A., 2007. </text:span><text:a xlink:type="simple" xlink:href="https://papers.nips.cc/paper/2996-distributed-inference-in-dynamical-systems.pdf" text:style-name="ListLabel_20_11" text:visited-style-name="ListLabel_20_11"><text:span text:style-name="T11">Distributed inference in dynamical systems</text:span></text:a><text:span text:style-name="T26">. In Advances in Neural Information Processing Systems (pp. 433-440).</text:span></text:p>
      <text:p text:style-name="Standard"><text:span text:style-name="T26">[ADPB4] Guo, S., Loewenstern D., Odintsova, N., Rish, I.. </text:span><text:a xlink:type="simple" xlink:href="http://citeseerx.ist.psu.edu/viewdoc/download?doi=10.1.1.335.5194&amp;rep=rep1&amp;type=pdf" text:style-name="ListLabel_20_11" text:visited-style-name="ListLabel_20_11"><text:span text:style-name="T11">Self-healing in large-scale systems: parallel and distributed diagnostic architectures</text:span></text:a><text:span text:style-name="T26">. Technical report, IBM TJ Watson Research Center, 2005.</text:span></text:p>
      <text:p text:style-name="P3"/>
      <text:p text:style-name="Standard"><text:span text:style-name="T28">Kearns, M., Tan, J. and Wortman, J., 2008. </text:span><text:a xlink:type="simple" xlink:href="https://www.cis.upenn.edu/~mkearns/papers/cryptogibbs.pdf" text:style-name="ListLabel_20_13" text:visited-style-name="ListLabel_20_13"><text:span text:style-name="T12">Privacy-preserving belief propagation and sampling</text:span></text:a><text:span text:style-name="T28">. In </text:span><text:span text:style-name="T29">Advances in Neural Information Processing Systems</text:span><text:span text:style-name="T28"> (pp. 745-752).</text:span></text:p>
      <text:p text:style-name="P4"/>
      <text:p text:style-name="P4"/>
      <text:p text:style-name="Standard">Gimenes, G.P., Gualdron, H. and Rodrigues, J.F., 2016, December. <text:a xlink:type="simple" xlink:href="https://sites.icmc.usp.br/junio/PublishedPapers/Gimenes_et_al_ICDM2016.pdf" text:style-name="ListLabel_20_3" text:visited-style-name="ListLabel_20_3"><text:span text:style-name="T5">Vertex centric asynchronous belief propagation algorithm for large-scale graphs</text:span></text:a>. In 2016 IEEE 16th International Conference on Data Mining Workshops (ICDMW) (pp. 93-98). IEEE. (<text:a xlink:type="simple" xlink:href="https://www.slideshare.net/jfrjunio/vertex-centric-asynchronous-belief-propagation-algorithm-for-largescale-graphs" text:style-name="ListLabel_20_3" text:visited-style-name="ListLabel_20_3"><text:span text:style-name="T5">slides</text:span></text:a>)</text:p>
      <text:p text:style-name="Standard"/>
      <text:p text:style-name="Standard">Gonzalez, J., Low, Y. and Guestrin, C., 2009, April. <text:a xlink:type="simple" xlink:href="http://proceedings.mlr.press/v5/gonzalez09a/gonzalez09a.pdf" text:style-name="ListLabel_20_3" text:visited-style-name="ListLabel_20_3"><text:span text:style-name="T5">Residual splash for optimally parallelizing belief propagation</text:span></text:a>. In Artificial Intelligence and Statistics (pp. 177-184).</text:p>
      <text:p text:style-name="Standard"/>
      <text:p text:style-name="Standard"><text:soft-page-break/>Moallemi, C.C. and Van Roy, B., 2006. <text:a xlink:type="simple" xlink:href="https://arxiv.org/pdf/cs/0603078.pdf" text:style-name="ListLabel_20_3" text:visited-style-name="ListLabel_20_3"><text:span text:style-name="T5">Consensus propagation</text:span></text:a>. IEEE Transactions on Information Theory, 52(11), pp.4753-4766.</text:p>
      <text:p text:style-name="Standard"/>
      <text:p text:style-name="Standard">Jiang, J., Moon, T. and Daume III, H., 2013. Prioritized asynchronous belief propagation.</text:p>
      <text:p text:style-name="Standard"/>
      <text:p text:style-name="Standard">Elidan, Gal, Ian McGraw, and Daphne Koller. <text:a xlink:type="simple" xlink:href="https://arxiv.org/abs/1206.6837" text:style-name="ListLabel_20_3" text:visited-style-name="ListLabel_20_3"><text:span text:style-name="T5">Residual belief propagation: Informed scheduling for asynchronous message passing</text:span></text:a>. Proc of UAI 2006.</text:p>
      <text:p text:style-name="Standard"/>
      <text:p text:style-name="Standard">Schwing, A., Hazan, T., Pollefeys, M. and Urtasun, R., 2011, June. <text:a xlink:type="simple" xlink:href="https://s3.amazonaws.com/academia.edu.documents/30713738/SchwingCVPR11a.pdf?response-content-disposition=inline%3B%20filename%3DDistributed_message_passing_for_large_sc.pdf&amp;X-Amz-Algorithm=AWS4-HMAC-SHA256&amp;X-Amz-Credential=ASIATUSBJ6BAGJKSWP6J%2F20200401%2Fus-east-1%2Fs3%2Faws4_request&amp;X-Amz-Date=20200401T161022Z&amp;X-Amz-Expires=3600&amp;X-Amz-Security-Token=IQoJb3JpZ2luX2VjECgaCXVzLWVhc3QtMSJIMEYCIQDKODa8IOXA6z3JMQuK6WBXXhESSUor8GGYO3UMjjkTEwIhALk9006cxnerblehF%2B3J0RvYuCxXJbZTgRC%2BWy3eL%2FbOKrQDCDEQABoMMjUwMzE4ODExMjAwIgz8hlwjQAeTdZvWdcMqkQMMy5tH3wxbv%2Fk7XaGG1FjUS01uRhj3Z3yvDSHW2u%2BlG5YiczBUmZGZ6xaNB9%2Fq9V0oAOhMJwKSrvGD2fcaoqOt9a8yS1F7F3%2BKQ4Txy5g%2Bz8qp1hDJsjayJSOXNfjxAChP%2FQYmMTa747AAlLZEYv9Wx4H1EWrMpZrbFnGUD60yO%2FTqUpMyWIfqIDuyr12XpayWz6UsBS8uNcNsNY4oP%2B6amYQE209pJqUCPbF502Vu3MksUZ%2BI0SJOnb7hhynki62EP2k0%2BCKCuXfBoK3VlyllWij4dLL201bMFTbwlagpDLSWfrQNMLdDh%2FlZAiakeBJPszoJcQwAO71wHo8ZbAwZIW9nq8AfVTnCxuVkRl%2Fq5lP5pS6ojEO4sZJmv7tMZlITfSo26d84jXVnzNS1pLBVXHbS1sMydf42UTvWumy2f6PiESiH7uLtgjOynaseuWThYBVQSZltdyrOCCNlv9%2BPxrbqmMfhBobBteUYOr1FmdVgelXB%2F8DxE0VOaqPO38EG7hjTY9q70%2Fbl8s35v3pnczC67ZL0BTrqATaPdWBcpUhHZpPgCBteJW3RqVZ0bFWu6lnafF7Hos4VM8ctlMF3A3dUYVGsh1vALVT2HXzNCGIM0e9%2Bwfe0p4McTB6OCGUef5LhDkYgo2bEOuKNeW5zbY%2F1sK14xORWCqfXL1a%2FlgoI6fX01BtMCLvgTVk53Q7K8WVxn3GahK%2F1rlpqvX7l6Ybnry2XRGki8Rbc5oeZ8tedNjMDzfY5LVnyb9zefGLDFTqHbGkMMRblBeSMQSTVgghFITbyzrpzLiTSIyuw1TwCMzdXh%2F0KQn5ZsP8Ofbs9MUqk1GbhrRwaBHorREV3xs0Vzg%3D%3D&amp;X-Amz-SignedHeaders=host&amp;X-Amz-Signature=4c1b2e0f621a16393ea1699dd384022027013eb27b6f2c40f11c753f1905272e" text:style-name="ListLabel_20_3" text:visited-style-name="ListLabel_20_3"><text:span text:style-name="T5">Distributed message passing for large scale graphical models</text:span></text:a>. In CVPR 2011 (pp. 1833-1840). IEEE.</text:p>
      <text:p text:style-name="Standard"/>
      <text:p text:style-name="Standard">Jo, S., Yoo, J. and Kang, U., 2018, February. <text:a xlink:type="simple" xlink:href="https://dl.acm.org/doi/pdf/10.1145/3159652.3159722" text:style-name="ListLabel_20_3" text:visited-style-name="ListLabel_20_3"><text:span text:style-name="T5">Fast and scalable distributed loopy belief propagation on real-world graphs</text:span></text:a>. In Proceedings of the Eleventh ACM International Conference on Web Search and Data Mining (pp. 297-305).</text:p>
      <text:p text:style-name="P4"/>
      <text:p text:style-name="Heading_20_4"><text:bookmark text:name="_mx4g5dqb6peg"/><text:span text:style-name="T32">References on Belief Propagation (Generic/Not Distributed)</text:span></text:p>
      <text:p text:style-name="Standard"><text:span text:style-name="T28">Frey, B.J., and MacKay, D. </text:span><text:a xlink:type="simple" xlink:href="http://papers.nips.cc/paper/1467-a-revolution-belief-propagation-in-graphs-with-cycles.pdf" text:style-name="ListLabel_20_14" text:visited-style-name="ListLabel_20_14"><text:span text:style-name="T13">A revolution: Belief propagation in graphs with cycles</text:span></text:a><text:span text:style-name="T28">. In </text:span><text:span text:style-name="T29">Advances in neural information processing systems</text:span><text:span text:style-name="T28">, pp. 479-485. 1998.</text:span></text:p>
      <text:p text:style-name="P4"/>
      <text:p text:style-name="Standard"><text:span text:style-name="T28">Murphy, K., Weiss, Y. and Jordan, M.I., 2013. </text:span><text:a xlink:type="simple" xlink:href="https://arxiv.org/ftp/arxiv/papers/1301/1301.6725.pdf" text:style-name="ListLabel_20_14" text:visited-style-name="ListLabel_20_14"><text:span text:style-name="T13">Loopy belief propagation for approximate inference: An empirical study</text:span></text:a><text:span text:style-name="T28">. </text:span><text:span text:style-name="T29">UAI-99, 1999.</text:span></text:p>
      <text:p text:style-name="P4"/>
      <text:p text:style-name="Standard"><text:span text:style-name="T28">Extension from pairwise (Bethe free energy) to cluster-based (Kikuchi free energy) belief propagation:</text:span></text:p>
      <text:p text:style-name="Standard"><text:span text:style-name="T28">Yedidia, J.S., Freeman, W.T. and Weiss, Y., 2001. </text:span><text:a xlink:type="simple" xlink:href="https://papers.nips.cc/paper/1832-generalized-belief-propagation.pdf" text:style-name="ListLabel_20_13" text:visited-style-name="ListLabel_20_13"><text:span text:style-name="T12">Generalized belief propagation</text:span></text:a><text:span text:style-name="T28">. In </text:span><text:span text:style-name="T29">Advances in neural information processing systems</text:span><text:span text:style-name="T28"> (pp. 689-695).</text:span></text:p>
      <text:p text:style-name="P4"/>
      <text:p text:style-name="Standard"><text:span text:style-name="T28">Yedidia, J.S., Freeman, W.T. and Weiss, Y., 2005. </text:span><text:a xlink:type="simple" xlink:href="http://citeseerx.ist.psu.edu/viewdoc/download?doi=10.1.1.122.4143&amp;rep=rep1&amp;type=pdf" text:style-name="ListLabel_20_13" text:visited-style-name="ListLabel_20_13"><text:span text:style-name="T12">Constructing free-energy approximations and generalized belief propagation algorithms</text:span></text:a><text:span text:style-name="T28">. </text:span><text:span text:style-name="T29">IEEE Transactions on information theory</text:span><text:span text:style-name="T28">, </text:span><text:span text:style-name="T29">51</text:span><text:span text:style-name="T28">(7), pp.2282-2312.</text:span></text:p>
      <text:p text:style-name="P4"/>
      <text:p text:style-name="Standard"><text:a xlink:type="simple" xlink:href="https://www.ski.org/sites/default/files/publications/bptutorial.pdf" text:style-name="ListLabel_20_13" text:visited-style-name="ListLabel_20_13"><text:span text:style-name="T12">https://www.ski.org/sites/default/files/publications/bptutorial.pdf</text:span></text:a></text:p>
      <text:p text:style-name="P4"><text:soft-page-break/></text:p>
      <text:p text:style-name="Standard"><text:span text:style-name="T28">Kevin P. Murphy, </text:span><text:a xlink:type="simple" xlink:href="https://www.cs.ubc.ca/~murphyk/MLbook/" text:style-name="ListLabel_20_14" text:visited-style-name="ListLabel_20_14"><text:span text:style-name="T13">Machine Learning: A Probabilistic Perspective</text:span></text:a><text:span text:style-name="T28">, p. 771</text:span></text:p>
      <text:p text:style-name="P4"/>
      <text:p text:style-name="Standard"><text:span text:style-name="T30">Federated Learning:</text:span></text:p>
      <text:p text:style-name="Standard"><text:span text:style-name="T28">McMahan, H.B., Moore, E., Ramage, D., Hampson, S., Aguera y Arcas, B. </text:span><text:a xlink:type="simple" xlink:href="https://arxiv.org/pdf/1602.05629.pdf" text:style-name="ListLabel_20_14" text:visited-style-name="ListLabel_20_14"><text:span text:style-name="T13">Communication-efficient learning of deep networks from decentralized data</text:span></text:a><text:span text:style-name="T28">. </text:span><text:span text:style-name="T29">arXiv preprint arXiv:1602.05629</text:span><text:span text:style-name="T28">. 2016</text:span></text:p>
      <text:p text:style-name="Standard"/>
      <text:p text:style-name="Standard"/>
      <text:p text:style-name="P12"><text:bookmark text:name="_4y8ysnu7jss0"/><text:span text:style-name="T16">Appendix: Other Related documents:</text:span></text:p>
      <text:p text:style-name="P10"><text:a xlink:type="simple" xlink:href="https://alhill.shinyapps.io/COVID19seir/" text:style-name="ListLabel_20_3" text:visited-style-name="ListLabel_20_3"><text:span text:style-name="T5">Modeling COVID-19 Spread vs Healthcare Capacity</text:span></text:a></text:p>
      <text:p text:style-name="Standard"><text:a xlink:type="simple" xlink:href="https://behrouzbabaki.bitbucket.io/" text:style-name="ListLabel_20_9" text:visited-style-name="ListLabel_20_9"><text:span text:style-name="T7">https://behrouzbabaki.bitbucket.io/</text:span></text:a><text:span text:style-name="T27"> <text:s/></text:span></text:p>
      <text:p text:style-name="Standard"><text:a xlink:type="simple" xlink:href="https://behrouzbabaki.bitbucket.io/pgm.html" text:style-name="ListLabel_20_15" text:visited-style-name="ListLabel_20_15"><text:span text:style-name="T9">https://behrouzbabaki.bitbucket.io/pgm.html</text:span></text:a></text:p>
      <text:p text:style-name="Standard"/>
      <text:p text:style-name="Standard">Guides on <text:a xlink:type="simple" xlink:href="https://github.com/babaki3/covid-19-model/blob/52836741ba77e88438db07d30a9bb1e2e7970094/docs/install_opengm_conda.md" text:style-name="ListLabel_20_3" text:visited-style-name="ListLabel_20_3"><text:span text:style-name="T5">installing</text:span></text:a> and <text:a xlink:type="simple" xlink:href="https://github.com/babaki3/covid-19-model/blob/52836741ba77e88438db07d30a9bb1e2e7970094/docs/opengm_quickstart.md" text:style-name="ListLabel_20_3" text:visited-style-name="ListLabel_20_3"><text:span text:style-name="T5">using</text:span></text:a> OpenGM (a library for modelling and inference in factor graphs)</text:p>
      <text:p text:style-name="Standard"/>
      <text:p text:style-name="Standard">---------------------------------------------------------------------------------------------------------------------</text:p>
      <text:p text:style-name="Standard"><text:a xlink:type="simple" xlink:href="https://www.borealisai.com/en/publications/min-max-propagation/" text:style-name="ListLabel_20_3" text:visited-style-name="ListLabel_20_3"><text:span text:style-name="T5">https://www.borealisai.com/en/publications/min-max-propagation/</text:span></text:a></text:p>
      <text:p text:style-name="Standard"><text:a xlink:type="simple" xlink:href="http://proceedings.mlr.press/v51/srinivasa16.pdf" text:style-name="ListLabel_20_3" text:visited-style-name="ListLabel_20_3"><text:span text:style-name="T5">http://proceedings.mlr.press/v51/srinivasa16.pdf</text:span></text:a></text:p>
      <text:p text:style-name="Standard"><text:span text:style-name="T27">Multi-fault diagnosis in dynamic systems</text:span></text:p>
      <text:p text:style-name="P5"/>
      <text:p text:style-name="Standard"><text:a xlink:type="simple" xlink:href="https://ieeexplore.ieee.org/abstract/document/6081348" text:style-name="ListLabel_20_16" text:visited-style-name="ListLabel_20_16"><text:span text:style-name="T25">https://ieeexplore.ieee.org/abstract/document/6081348</text:span></text:a><text:span text:style-name="T25"> <text:s text:c="2"/></text:span></text:p>
      <text:p text:style-name="P6"/>
      <text:p text:style-name="Standard"><text:soft-page-break/><text:a xlink:type="simple" xlink:href="http://www.stat.ucla.edu/~sczhu/Workshops/sctv01/TR2001-16.pdf" text:style-name="ListLabel_20_12" text:visited-style-name="ListLabel_20_12"><text:span text:style-name="T8">http://www.stat.ucla.edu/~sczhu/Workshops/sctv01/TR2001-16.pdf</text:span></text:a></text:p>
      <text:p text:style-name="P6"/>
      <text:p text:style-name="Standard"><text:a xlink:type="simple" xlink:href="https://docs.google.com/presentation/d/19BNXOpTHU9EbmVBxR_wM1QcNLkEJ3LgSXm85BBDxI_w/edit?usp=sharing" text:style-name="ListLabel_20_15" text:visited-style-name="ListLabel_20_15"><text:span text:style-name="T9">https://docs.google.com/presentation/d/19BNXOpTHU9EbmVBxR_wM1QcNLkEJ3LgSXm85BBDxI_w/edit?usp=sharing</text:span></text:a></text:p>
      <text:p text:style-name="P6"/>
      <text:p text:style-name="Standard"><text:a xlink:type="simple" xlink:href="https://ieeexplore.ieee.org/abstract/document/6081348" text:style-name="ListLabel_20_10" text:visited-style-name="ListLabel_20_10"><text:span text:style-name="T10">https://ieeexplore.ieee.org/abstract/document/6081348</text:span></text:a></text:p>
      <text:p text:style-name="P6"/>
      <text:p text:style-name="P6"/>
      <text:p text:style-name="P6"/>
      <text:p text:style-name="Standard"><text:span text:style-name="T25">Andrew Williams: open source (Apache 2.0 license), large scale implementation on Github done for Hewlett Packard in 2017 using Apache Spark. In the associated paper, they discuss implementation details including scalability, efficient graph representation, numerical stability and graph partitioning (section III - methodology). The github: https://github.com/HewlettPackard/sandpiper</text:span></text:p>
      <text:p text:style-name="Standard"><text:span text:style-name="T25">paper on ieee: https://ieeexplore.ieee.org/abstract/document/8257949</text:span></text:p>
      <text:p text:style-name="Standard"><text:span text:style-name="T25">Paper on Manish Marwah's website: </text:span><text:a xlink:type="simple" xlink:href="http://marwah.org/publications/papers/bigdata2017.pdf" text:style-name="ListLabel_20_10" text:visited-style-name="ListLabel_20_10"><text:span text:style-name="T10">http://marwah.org/publications/papers/bigdata2017.pdf</text:span></text:a></text:p>
      <text:p text:style-name="Heading_20_3"><text:bookmark text:name="_m93loa22aco2"/><text:span text:style-name="T16">Epidemiological Models and Facts</text:span></text:p>
      <text:p text:style-name="Standard"><text:a xlink:type="simple" xlink:href="https://drive.google.com/file/d/1JAZTbMajxMgzLGgDHeDIEHrwtSTPQ6lK/view" text:style-name="ListLabel_20_10" text:visited-style-name="ListLabel_20_10"><text:span text:style-name="T10">https://drive.google.com/file/d/1JAZTbMajxMgzLGgDHeDIEHrwtSTPQ6lK/view</text:span></text:a></text:p>
      <text:p text:style-name="Standard"><text:a xlink:type="simple" xlink:href="https://science.sciencemag.org/content/sci/early/2020/03/24/science.abb3221.full.pdf" text:style-name="ListLabel_20_10" text:visited-style-name="ListLabel_20_10"><text:span text:style-name="T10">https://science.sciencemag.org/content/sci/early/2020/03/24/science.abb3221.full.pdf</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4pt" style:text-underline-style="solid" style:text-underline-width="auto" style:text-underline-color="font-color" fo:font-weight="bold" style:font-size-asian="14pt" style:font-weight-asian="bold"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2pt" style:text-underline-style="solid" style:text-underline-width="auto" style:text-underline-color="font-color" style:font-size-asian="12pt" style:font-size-complex="12pt"/>
    </style:style>
    <style:style style:name="ListLabel_20_3" style:display-name="ListLabel 3" style:family="text">
      <style:text-properties fo:color="#1155cc" style:text-underline-style="solid" style:text-underline-width="auto" style:text-underline-color="font-color"/>
    </style:style>
    <style:style style:name="ListLabel_20_4" style:display-name="ListLabel 4" style:family="text">
      <style:text-properties fo:color="#1155cc" style:text-underline-style="solid" style:text-underline-width="auto" style:text-underline-color="font-color" fo:font-weight="bold" style:font-weight-asian="bold"/>
    </style:style>
    <style:style style:name="ListLabel_20_5" style:display-name="ListLabel 5" style:family="text">
      <style:text-properties fo:color="#1a73e8" style:font-name="Roboto" fo:font-family="Roboto" style:font-family-generic="roman" style:font-pitch="variable" fo:font-size="10.5pt" style:text-underline-style="solid" style:text-underline-width="auto" style:text-underline-color="font-color" fo:font-weight="bold" fo:background-color="#f1f3f4" style:font-name-asian="Roboto1" style:font-family-asian="Roboto" style:font-family-generic-asian="system" style:font-pitch-asian="variable" style:font-size-asian="10.5pt" style:font-weight-asian="bold" style:font-name-complex="Roboto1" style:font-family-complex="Roboto" style:font-family-generic-complex="system" style:font-pitch-complex="variable" style:font-size-complex="10.5pt"/>
    </style:style>
    <style:style style:name="ListLabel_20_6" style:display-name="ListLabel 6" style:family="text">
      <style:text-properties fo:color="#1a73e8" style:font-name="Roboto" fo:font-family="Roboto" style:font-family-generic="roman" style:font-pitch="variable" fo:font-size="10.5pt" style:text-underline-style="solid" style:text-underline-width="auto" style:text-underline-color="font-color" fo:background-color="#f1f3f4"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7" style:display-name="ListLabel 7"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8" style:display-name="ListLabel 8" style:family="text">
      <style:text-properties fo:color="#1155cc" fo:font-size="12pt" style:text-underline-style="solid" style:text-underline-width="auto" style:text-underline-color="font-color" fo:background-color="#f8f8f8" style:font-size-asian="12pt" style:font-size-complex="12pt"/>
    </style:style>
    <style:style style:name="ListLabel_20_9" style:display-name="ListLabel 9" style:family="text">
      <style:text-properties fo:color="#1155cc" fo:font-size="11.5pt" fo:background-color="#f8f8f8" style:font-size-asian="11.5pt" style:font-size-complex="11.5pt"/>
    </style:style>
    <style:style style:name="ListLabel_20_10" style:display-name="ListLabel 10"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fo:background-color="#ffffff"/>
    </style:style>
    <style:style style:name="ListLabel_20_11" style:display-name="ListLabel 11" style:family="text">
      <style:text-properties fo:color="#1155cc" fo:font-size="10pt" style:text-underline-style="solid" style:text-underline-width="auto" style:text-underline-color="font-color" style:font-size-asian="10pt" style:font-size-complex="10pt"/>
    </style:style>
    <style:style style:name="ListLabel_20_12" style:display-name="ListLabel 12" style:family="text">
      <style:text-properties fo:color="#1155cc" fo:font-size="11.5pt" style:text-underline-style="solid" style:text-underline-width="auto" style:text-underline-color="font-color" style:font-size-asian="11.5pt" style:font-size-complex="11.5pt" fo:background-color="#ffffff"/>
    </style:style>
    <style:style style:name="ListLabel_20_13" style:display-name="ListLabel 13" style:family="text">
      <style:text-properties fo:color="#1155cc" fo:font-size="10pt" style:text-underline-style="solid" style:text-underline-width="auto" style:text-underline-color="font-color" style:font-size-asian="10pt" style:font-size-complex="10pt" fo:background-color="#ffffff"/>
    </style:style>
    <style:style style:name="ListLabel_20_14" style:display-name="ListLabel 14" style:family="text">
      <style:text-properties fo:color="#1155cc" fo:font-size="10pt" style:text-underline-style="solid" style:text-underline-width="auto" style:text-underline-color="font-color" fo:font-weight="bold" style:font-size-asian="10pt" style:font-weight-asian="bold" style:font-size-complex="10pt" fo:background-color="#ffffff"/>
    </style:style>
    <style:style style:name="ListLabel_20_15" style:display-name="ListLabel 15" style:family="text">
      <style:text-properties fo:color="#1155cc" fo:font-size="11.5pt" style:font-size-asian="11.5pt" style:font-size-complex="11.5pt" fo:background-color="#ffffff"/>
    </style:style>
    <style:style style:name="ListLabel_20_16" style:display-name="ListLabel 16" style:family="text">
      <style:text-properties fo:color="#263238"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95" meta:word-count="907" meta:character-count="7698" meta:non-whitespace-character-count="6821"/>
    <meta:generator>LibreOfficeDev/6.0.5.2$Linux_X86_64 LibreOffice_project/</meta:generator>
  </office:meta>
</office:document-meta>
</file>